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P32" style:family="paragraph" style:parent-style-name="Table_20_Contents">
      <style:text-properties officeooo:rsid="0023f0c8" officeooo:paragraph-rsid="0023f0c8"/>
    </style:style>
    <style:style style:name="P33" style:family="paragraph" style:parent-style-name="Table_20_Contents">
      <style:text-properties fo:font-weight="normal" officeooo:rsid="0028b787" officeooo:paragraph-rsid="0028b787" style:font-weight-asian="normal" style:font-weight-complex="normal"/>
    </style:style>
    <style:style style:name="P34" style:family="paragraph" style:parent-style-name="Table_20_Contents">
      <style:text-properties fo:font-weight="normal" officeooo:rsid="002a082b" officeooo:paragraph-rsid="002a082b" style:font-weight-asian="normal" style:font-weight-complex="normal"/>
    </style:style>
    <style:style style:name="P35" style:family="paragraph" style:parent-style-name="Table_20_Contents">
      <style:text-properties officeooo:rsid="002918f6" officeooo:paragraph-rsid="002918f6"/>
    </style:style>
    <style:style style:name="P36" style:family="paragraph" style:parent-style-name="Table_20_Contents">
      <style:text-properties officeooo:rsid="002b444e" officeooo:paragraph-rsid="002b444e"/>
    </style:style>
    <style:style style:name="P37" style:family="paragraph" style:parent-style-name="Table_20_Contents">
      <style:text-properties officeooo:rsid="002f1e2c" officeooo:paragraph-rsid="002f1e2c"/>
    </style:style>
    <style:style style:name="P38" style:family="paragraph" style:parent-style-name="Table_20_Contents">
      <style:text-properties officeooo:rsid="00300b58" officeooo:paragraph-rsid="00300b58"/>
    </style:style>
    <style:style style:name="P39" style:family="paragraph" style:parent-style-name="Table_20_Contents">
      <style:text-properties officeooo:rsid="00326fa5" officeooo:paragraph-rsid="00326fa5"/>
    </style:style>
    <style:style style:name="P40" style:family="paragraph" style:parent-style-name="Table_20_Contents">
      <style:text-properties officeooo:rsid="002b444e" officeooo:paragraph-rsid="002b444e"/>
    </style:style>
    <style:style style:name="P41" style:family="paragraph" style:parent-style-name="Table_20_Contents">
      <style:text-properties officeooo:rsid="00326fa5" officeooo:paragraph-rsid="00326fa5"/>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style:style style:name="T21" style:family="text">
      <style:text-properties officeooo:rsid="002d3cd9"/>
    </style:style>
    <style:style style:name="T22" style:family="text">
      <style:text-properties officeooo:rsid="0032f68b"/>
    </style:style>
    <style:style style:name="T23" style:family="text">
      <style:text-properties fo:font-style="italic" officeooo:rsid="0032f68b" style:font-style-asian="italic" style:font-style-complex="italic"/>
    </style:style>
    <style:style style:name="T24" style:family="text">
      <style:text-properties fo:font-style="normal" officeooo:rsid="0032f68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 Kundolini (Awakening/Yoga)</text:span></text:p>
          </table:table-cell>
        </table:table-row>
      </table:table>
      <table:table table:name="Table2" table:style-name="Table2">
        <table:table-column table:style-name="Table2.A"/>
        <table:table-column table:style-name="Table2.B"/>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table-column table:style-name="Table3.B"/>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text:soft-page-break/>at the level of the authentic self.</text:p>
          </table:table-cell>
        </table:table-row>
      </table:table>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text:soft-page-break/>be found. – S. Michael Houdmann</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table-column table:style-name="Table5.B"/>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text:soft-page-break/>us also lay aside every encumbrance and the sin which so easily entangles us, and let us run with 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table-column table:style-name="Table6.B"/>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ext:soft-page-break/>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ext:soft-page-break/>
        <table:table-row>
          <table:table-cell table:style-name="Table6.A2" office:value-type="string">
            <text:p text:style-name="P28">If you only have the bible to read, you won't get teaching presented outside of scriptures. <text:s/>i.e. “</text:p>
            <text:p text:style-name="P28">“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row>
          <table:table-cell table:style-name="Table6.A2" office:value-type="string">
            <text:p text:style-name="P31"/>
          </table:table-cell>
          <table:table-cell table:style-name="Table6.B2" office:value-type="string">
            <text:p text:style-name="P32">You don't need a gospel because you have any bad news, there is no judgement. <text:s/>No sin. <text:s/>Everything is going to turn into god its just a mater of time.</text:p>
          </table:table-cell>
        </table:table-row>
        <table:table-row>
          <table:table-cell table:style-name="Table6.A2" office:value-type="string">
            <text:p text:style-name="P33">– There is no evidence that any of these NEW AGE claims are true.</text:p>
            <text:p text:style-name="P33">– Societies that have believed these lies for centuries have always been impoverished</text:p>
            <text:p text:style-name="P33">– Massive Biblical illiteracy in America makes it possible for these people to sell millions of books <text:soft-page-break/>and deceive even people who go to churches</text:p>
            <text:p text:style-name="P33">– Evangelicals who have pushed <text:span text:style-name="T13">Bible</text:span> <text:span text:style-name="T13">teaching</text:span> out of their churches bear responsibility for this deception to be so widespread</text:p>
          </table:table-cell>
          <table:table-cell table:style-name="Table6.B2" office:value-type="string">
            <text:p text:style-name="P32"/>
          </table:table-cell>
        </table:table-row>
        <table:table-row>
          <table:table-cell table:style-name="Table6.A2" office:value-type="string">
            <text:p text:style-name="P34">Matthew 5:13 – You are the salt of the earth; but if the salt has become tasteless, how can it be made salty again? <text:s/>It is no longer good fro anything, except to be thrown out and trampled under foot by men.</text:p>
          </table:table-cell>
          <table:table-cell table:style-name="Table6.B2" office:value-type="string">
            <text:p text:style-name="P35">Contemplative Prayer</text:p>
            <text:p text:style-name="P35">Matra – names of hindu gods – Demons</text:p>
            <text:p text:style-name="P35">yoga – sex perverted</text:p>
            <text:p text:style-name="P35">loose serpent force – kunulini</text:p>
            <text:p text:style-name="P35">raki – occult laying on of hands</text:p>
            <text:p text:style-name="P35">transfer of spirits</text:p>
            <text:p text:style-name="P35">relaxation response – breath out say the word one. Concentrate on a word.</text:p>
          </table:table-cell>
        </table:table-row>
        <table:table-row>
          <table:table-cell table:style-name="Table6.A2" office:value-type="string">
            <text:p text:style-name="P34"/>
          </table:table-cell>
          <table:table-cell table:style-name="Table6.B2" office:value-type="string">
            <text:p text:style-name="P35"/>
          </table:table-cell>
        </table:table-row>
        <table:table-row>
          <table:table-cell table:style-name="Table6.A2" office:value-type="string">
            <text:p text:style-name="P36">Depart from THE FAITH, <text:s/><text:span text:style-name="T21">giving heed to seducing spirits. 1 Timothy 4:2</text:span></text:p>
          </table:table-cell>
          <table:table-cell table:style-name="Table6.B2" office:value-type="string">
            <text:p text:style-name="P37">Spirit guide</text:p>
          </table:table-cell>
        </table:table-row>
        <table:table-row>
          <table:table-cell table:style-name="Table6.A2" office:value-type="string">
            <text:p text:style-name="P36"/>
          </table:table-cell>
          <table:table-cell table:style-name="Table6.B2" office:value-type="string">
            <text:p text:style-name="P38">Spirits can masquerade as apostle of Christ.</text:p>
            <text:p text:style-name="P38">Angels of Light.</text:p>
          </table:table-cell>
        </table:table-row>
        <table:table-row>
          <table:table-cell table:style-name="Table6.A2" office:value-type="string">
            <text:p text:style-name="P36"/>
          </table:table-cell>
          <table:table-cell table:style-name="Table6.B2" office:value-type="string">
            <text:p text:style-name="P39">4 lies: (new age, cults, …): God Lies, people will not die, people will be like god, you can gain secret wisdom.</text:p>
          </table:table-cell>
        </table:table-row>
        <table:table-row>
          <table:table-cell table:style-name="Table6.A2" office:value-type="string">
            <text:p text:style-name="P36">“<text:span text:style-name="T22">Our Lord's idea of repentance is as profound and comprehensive as his conception of righteousness. <text:s/>Of the three words that are used in the Greek Gospels to describe the process, one emphasizes the emotional element of regret, sorrow over the past evil course of life, metamelomai: Matt. 21:29-32; a second expesses reversal of the entire mental attitude, metanoeom, Matt. 12:41, Luke 11:32; 15:7, 10...” “... the third denotes a change in the direction of life, one goal being substituded for another, epistrephomai: Matt. 13:15 (and parallels); Luke 17:4; 22:32. <text:s/>Repentance is not limited to any single faculty of the mind: it engages the entire man, intellect, will and affections.... Again, in the new life which follows repentance the absolute supremacy of God is the controlling principle. <text:s/>He who repents turns away from the service of mammon and self to the service of God.” (Geerhardus Vos, </text:span><text:span text:style-name="T23">The Kingdom of God and the Church</text:span><text:span text:style-name="T24"> [Nutley, N.J... Presbyterian and Reformed. 1972]. 92 – 93).</text:span></text:p>
          </table:table-cell>
          <table:table-cell table:style-name="Table6.B2" office:value-type="string">
            <text:p text:style-name="P39"/>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8-15T23:29:11.143402817</dc:date>
    <dc:creator>GrrWooD </dc:creator>
    <meta:editing-duration>P1DT1H38M12S</meta:editing-duration>
    <meta:editing-cycles>18</meta:editing-cycles>
    <meta:generator>LibreOffice/4.2.4.2$Linux_X86_64 LibreOffice_project/420m0$Build-2</meta:generator>
    <meta:document-statistic meta:table-count="6" meta:image-count="0" meta:object-count="0" meta:page-count="7" meta:paragraph-count="138" meta:word-count="2325" meta:character-count="13523" meta:non-whitespace-character-count="11221"/>
  </office:meta>
</office:document-meta>
</file>